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B00000320161ACDD50481FD58.png" manifest:media-type="image/png"/>
  <manifest:file-entry manifest:full-path="Pictures/10000201000000FE000003125323EBED6487367E.png" manifest:media-type="image/png"/>
  <manifest:file-entry manifest:full-path="Pictures/10000201000001CC000002EA4E59E2718076D948.png" manifest:media-type="image/png"/>
  <manifest:file-entry manifest:full-path="Pictures/10000201000001DC000002DFD3AC17517E9D1EF8.png" manifest:media-type="image/png"/>
  <manifest:file-entry manifest:full-path="Pictures/10000201000002AE00000320B59CC0408D5C03CC.png" manifest:media-type="image/png"/>
  <manifest:file-entry manifest:full-path="Pictures/100002010000018A00000320E24E4C806736B1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29cm" svg:height="10.646cm" svg:x="4.877cm" svg:y="5.914cm">
          <draw:image xlink:href="Pictures/10000201000002AE00000320B59CC0408D5C03CC.png" xlink:type="simple" xlink:show="embed" xlink:actuate="onLoad" loext:mime-type="image/png">
            <text:p/>
          </draw:image>
        </draw:frame>
        <draw:frame draw:style-name="gr1" draw:text-style-name="P1" draw:layer="layout" svg:width="6.139cm" svg:height="12.466cm" svg:x="8.985cm" svg:y="14.474cm">
          <draw:image xlink:href="Pictures/100002010000018A00000320E24E4C806736B107.png" xlink:type="simple" xlink:show="embed" xlink:actuate="onLoad" loext:mime-type="image/png">
            <text:p/>
          </draw:image>
        </draw:frame>
        <draw:frame draw:style-name="gr1" draw:text-style-name="P1" draw:layer="layout" svg:width="5.242cm" svg:height="8.094cm" svg:x="12.514cm" svg:y="0cm">
          <draw:image xlink:href="Pictures/10000201000001DC000002DFD3AC17517E9D1EF8.png" xlink:type="simple" xlink:show="embed" xlink:actuate="onLoad" loext:mime-type="image/png">
            <text:p/>
          </draw:image>
        </draw:frame>
        <draw:frame draw:style-name="gr1" draw:text-style-name="P1" draw:layer="layout" svg:width="7.167cm" svg:height="11.623cm" svg:x="1cm" svg:y="2.023cm">
          <draw:image xlink:href="Pictures/10000201000001CC000002EA4E59E2718076D948.png" xlink:type="simple" xlink:show="embed" xlink:actuate="onLoad" loext:mime-type="image/png">
            <text:p/>
          </draw:image>
        </draw:frame>
        <draw:frame draw:style-name="gr1" draw:text-style-name="P1" draw:layer="layout" svg:width="5.819cm" svg:height="6.979cm" svg:x="13.592cm" svg:y="7.562cm">
          <draw:image xlink:href="Pictures/100002010000029B00000320161ACDD50481FD58.png" xlink:type="simple" xlink:show="embed" xlink:actuate="onLoad" loext:mime-type="image/png">
            <text:p/>
          </draw:image>
        </draw:frame>
        <draw:frame draw:style-name="gr1" draw:text-style-name="P1" draw:layer="layout" svg:width="3.844cm" svg:height="11.895cm" svg:x="2.969cm" svg:y="14.526cm">
          <draw:image xlink:href="Pictures/10000201000000FE000003125323EBED6487367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7-01T01:48:05.962543360</meta:creation-date>
    <dc:date>2019-07-01T01:51:17.576535937</dc:date>
    <dc:creator>André Santanchè</dc:creator>
    <meta:editing-duration>PT3M12S</meta:editing-duration>
    <meta:editing-cycles>1</meta:editing-cycles>
    <meta:document-statistic meta:object-count="6"/>
    <meta:generator>LibreOffice/6.1.6.3$Linux_X86_64 LibreOffice_project/10$Build-3</meta:generator>
  </office:meta>
</office:document-meta>
</file>